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>
          <draw:text-box>
            <text:list text:style-name="L1">
              <text:list-item>
                <text:p>Основная цель проекта: создание максимально точного метода анализа человеческих движений (ходьбы), обработки и предсказания нахождения произвольных точек тела в пространстве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927cm" svg:x="1.4cm" svg:y="4.914cm" presentation:class="outline" presentation:user-transformed="true">
          <draw:text-box>
            <text:list text:style-name="L1">
              <text:list-item>
                <text:p>Основным инструментом нам послужат нейроные сети. Нейросеть - <text:s/>математическая модель, а также её программное или аппаратное воплощение, построенная по принципу организации и функционирования биологических нейронных сетей — сетей нервных клеток живого организма.нейронная сеть представляет собой частный случай методов распознавания образов, дискриминантного анализа и методов кластеризац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1" draw:layer="layout" svg:width="25.199cm" svg:height="13.859cm" svg:x="1.801cm" svg:y="4.5cm" presentation:class="outline" presentation:user-transformed="true">
          <draw:text-box>
            <text:list text:style-name="L1">
              <text:list-item>
                <text:p text:style-name="P1"><text:span text:style-name="T1">Существуют разные виды неросетей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Генеративно-состязательная сеть </text:p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1">
              <text:list-item>
                <text:p text:style-name="P3"><text:span text:style-name="T2">алгоритм машинного обучения без учителя, построенный на комбинации из двух нейронных сетей – дискрименантный метод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>
          <draw:text-box>
            <text:list text:style-name="L1">
              <text:list-item>
                <text:p>Ознакомится с протоколом эксперемента вы можете тут: https://github.com/SaintJiub/Walking-analiz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-обучение (Q-learning) 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"><text:span text:style-name="T1">Метод, применяемый в искусственном интеллекте при агентном подходе. Относится к экспериментам вида oбучение с подкреплением. На основе получаемого от среды вознаграждения агент формирует функцию полезности Q, что впоследствии дает ему возможность уже не случайно выбирать стратегию поведения, а учитывать опыт предыдущего взаимодействия со средой. Одно из преимуществ Q-обучения — то, что оно в состоянии сравнить ожидаемую полезность доступных действий, не формируя модели окружающей среды. Применяется для ситуаций, которые можно представить в виде марковского процесса принятия решений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M31S</meta:editing-duration>
    <meta:editing-cycles>3</meta:editing-cycles>
    <meta:generator>OpenOffice/4.1.6$Win32 OpenOffice.org_project/416m1$Build-9790</meta:generator>
    <dc:date>2019-10-15T22:49:08.03</dc:date>
    <meta:document-statistic meta:object-count="75"/>
  </office:meta>
</office:document-meta>
</file>